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Trebuchet MS', 'Lucida Grande', 'Lucida Sans Unicode', Verdana, sans-serif"/>
    <style:font-face style:name="Titillium Web" svg:font-family="'Titillium Web', 'Trebuchet MS', 'Lucida Grande', 'Lucida Sans Unicode', Verdana, sans-serif"/>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a9b5" officeooo:paragraph-rsid="0011a9b5"/>
    </style:style>
    <style:style style:name="P2" style:family="paragraph" style:parent-style-name="Standard">
      <style:text-properties officeooo:rsid="0011bb17" officeooo:paragraph-rsid="0011bb17"/>
    </style:style>
    <style:style style:name="P3" style:family="paragraph" style:parent-style-name="Standard">
      <style:paragraph-properties fo:text-align="justify" style:justify-single-word="false"/>
      <style:text-properties officeooo:rsid="0011bb17" officeooo:paragraph-rsid="0011bb17"/>
    </style:style>
    <style:style style:name="P4" style:family="paragraph" style:parent-style-name="Standard">
      <style:text-properties fo:font-variant="normal" fo:text-transform="none" fo:color="#222222" style:font-name="Arial" fo:font-size="12pt" fo:letter-spacing="normal" fo:language="pt" fo:country="PT" fo:font-style="normal" fo:font-weight="normal" officeooo:rsid="0011a9b5"/>
    </style:style>
    <style:style style:name="P5"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1a9b5" officeooo:paragraph-rsid="0011bb17"/>
    </style:style>
    <style:style style:name="P6"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1a9b5" officeooo:paragraph-rsid="0036d913"/>
    </style:style>
    <style:style style:name="P7" style:family="paragraph" style:parent-style-name="Standard">
      <style:text-properties fo:font-variant="normal" fo:text-transform="none" fo:color="#222222" style:font-name="Arial" fo:font-size="12pt" fo:letter-spacing="normal" fo:language="pt" fo:country="PT" fo:font-style="normal" fo:font-weight="normal" officeooo:rsid="0011a9b5" officeooo:paragraph-rsid="002a1035"/>
    </style:style>
    <style:style style:name="P8"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1bb17" officeooo:paragraph-rsid="001a1f05"/>
    </style:style>
    <style:style style:name="P9"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76eb3" officeooo:paragraph-rsid="00176eb3"/>
    </style:style>
    <style:style style:name="P10"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76eb3" officeooo:paragraph-rsid="001a1f05"/>
    </style:style>
    <style:style style:name="P11"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60d36" officeooo:paragraph-rsid="00176eb3"/>
    </style:style>
    <style:style style:name="P12"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966ec" officeooo:paragraph-rsid="001966ec"/>
    </style:style>
    <style:style style:name="P13" style:family="paragraph" style:parent-style-name="Standard">
      <style:text-properties fo:font-variant="normal" fo:text-transform="none" fo:color="#222222" style:font-name="Arial" fo:font-size="12pt" fo:letter-spacing="normal" fo:language="pt" fo:country="PT" fo:font-style="normal" fo:font-weight="normal" officeooo:rsid="002a1035" officeooo:paragraph-rsid="002f27a4"/>
    </style:style>
    <style:style style:name="P14" style:family="paragraph" style:parent-style-name="Standard">
      <style:text-properties fo:font-variant="normal" fo:text-transform="none" fo:color="#222222" style:font-name="Arial" fo:font-size="12pt" fo:letter-spacing="normal" fo:language="pt" fo:country="PT" fo:font-style="normal" fo:font-weight="normal" officeooo:rsid="002a1035" officeooo:paragraph-rsid="002a1035"/>
    </style:style>
    <style:style style:name="P15" style:family="paragraph" style:parent-style-name="Standard">
      <style:text-properties fo:font-variant="normal" fo:text-transform="none" fo:color="#222222" style:font-name="Arial" fo:font-size="12pt" fo:letter-spacing="normal" fo:language="pt" fo:country="PT" fo:font-style="normal" fo:font-weight="normal" officeooo:rsid="002a1035" officeooo:paragraph-rsid="00335e5e"/>
    </style:style>
    <style:style style:name="P16" style:family="paragraph" style:parent-style-name="Standard">
      <style:text-properties fo:font-variant="normal" fo:text-transform="none" fo:color="#222222" style:font-name="Arial" fo:font-size="12pt" fo:letter-spacing="normal" fo:language="pt" fo:country="PT" fo:font-style="normal" fo:font-weight="normal" officeooo:rsid="002cb7f1" officeooo:paragraph-rsid="002cb7f1"/>
    </style:style>
    <style:style style:name="P17" style:family="paragraph" style:parent-style-name="Standard">
      <style:text-properties fo:font-variant="normal" fo:text-transform="none" fo:color="#222222" style:font-name="Arial" fo:font-size="12pt" fo:letter-spacing="normal" fo:language="pt" fo:country="PT" fo:font-style="normal" fo:font-weight="normal" officeooo:rsid="002d4c0b" officeooo:paragraph-rsid="002d4c0b"/>
    </style:style>
    <style:style style:name="P18" style:family="paragraph" style:parent-style-name="Standard">
      <style:text-properties fo:font-variant="normal" fo:text-transform="none" fo:color="#222222" style:font-name="Arial" fo:font-size="12pt" fo:letter-spacing="normal" fo:language="pt" fo:country="PT" fo:font-style="normal" fo:font-weight="normal" officeooo:rsid="002d4c0b" officeooo:paragraph-rsid="00317155"/>
    </style:style>
    <style:style style:name="P19" style:family="paragraph" style:parent-style-name="Standard">
      <style:text-properties fo:font-variant="normal" fo:text-transform="none" fo:color="#222222" style:font-name="Arial" fo:font-size="12pt" fo:letter-spacing="normal" fo:language="pt" fo:country="PT" fo:font-style="normal" fo:font-weight="normal" officeooo:rsid="002d4c0b" officeooo:paragraph-rsid="00335e5e"/>
    </style:style>
    <style:style style:name="P20" style:family="paragraph" style:parent-style-name="Standard">
      <style:text-properties fo:font-variant="normal" fo:text-transform="none" fo:color="#222222" style:font-name="Arial" fo:font-size="12pt" fo:letter-spacing="normal" fo:language="pt" fo:country="PT" fo:font-style="normal" fo:font-weight="normal" officeooo:rsid="002faf89" officeooo:paragraph-rsid="002faf89"/>
    </style:style>
    <style:style style:name="P21" style:family="paragraph" style:parent-style-name="Standard">
      <style:text-properties fo:font-variant="normal" fo:text-transform="none" fo:color="#222222" style:font-name="Arial" fo:font-size="12pt" fo:letter-spacing="normal" fo:language="pt" fo:country="PT" fo:font-style="normal" fo:font-weight="normal" officeooo:rsid="00317155" officeooo:paragraph-rsid="00317155"/>
    </style:style>
    <style:style style:name="P22"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37714c" officeooo:paragraph-rsid="0037714c"/>
    </style:style>
    <style:style style:name="P23"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76eb3" officeooo:paragraph-rsid="004ac8a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4b6199" officeooo:paragraph-rsid="004cf98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4b6199" officeooo:paragraph-rsid="004b6199"/>
    </style:style>
    <style:style style:name="P26"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54e02" officeooo:paragraph-rsid="00154e02"/>
    </style:style>
    <style:style style:name="P27"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4f9621" officeooo:paragraph-rsid="004f9621"/>
    </style:style>
    <style:style style:name="P28"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4df89c" officeooo:paragraph-rsid="001a1f05"/>
    </style:style>
    <style:style style:name="P29" style:family="paragraph" style:parent-style-name="Standard">
      <style:paragraph-properties fo:text-align="justify" style:justify-single-word="false"/>
      <style:text-properties fo:font-variant="normal" fo:text-transform="none" fo:color="#222222" style:font-name="Arial1" fo:font-size="12pt" fo:letter-spacing="normal" fo:language="pt" fo:country="PT" fo:font-style="normal" fo:font-weight="normal" officeooo:rsid="001c12ad" officeooo:paragraph-rsid="004ac8ad" style:font-size-asian="10.5pt" style:font-weight-asian="normal" style:font-size-complex="12pt" style:font-weight-complex="normal"/>
    </style:style>
    <style:style style:name="P30" style:family="paragraph" style:parent-style-name="Standard">
      <style:text-properties fo:font-variant="normal" fo:text-transform="none" fo:color="#333333" style:font-name="Lato" fo:font-size="12pt" fo:letter-spacing="normal" fo:language="pt" fo:country="PT" fo:font-style="normal" fo:font-weight="normal" officeooo:rsid="0041d8f4" officeooo:paragraph-rsid="0043e8ee" style:font-size-asian="10.5pt" style:font-weight-asian="normal" style:font-size-complex="12pt" style:font-weight-complex="normal"/>
    </style:style>
    <style:style style:name="P31" style:family="paragraph" style:parent-style-name="Standard">
      <style:text-properties officeooo:rsid="002a1035" officeooo:paragraph-rsid="002a1035"/>
    </style:style>
    <style:style style:name="P32" style:family="paragraph" style:parent-style-name="Standard">
      <style:text-properties style:font-name="Arial1" fo:font-size="12pt" fo:language="pt" fo:country="PT" fo:font-weight="normal" officeooo:rsid="001835e7" officeooo:paragraph-rsid="0041023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1" fo:font-size="12pt" fo:language="pt" fo:country="PT" fo:font-weight="normal" officeooo:rsid="001835e7" officeooo:paragraph-rsid="00410237" style:font-size-asian="10.5pt" style:font-weight-asian="normal" style:font-size-complex="12pt" style:font-weight-complex="normal"/>
    </style:style>
    <style:style style:name="P34" style:family="paragraph" style:parent-style-name="Standard">
      <style:text-properties style:font-name="Arial1" fo:font-size="12pt" fo:language="pt" fo:country="PT" fo:font-weight="normal" officeooo:rsid="001835e7" officeooo:paragraph-rsid="0042b0cd" style:font-size-asian="10.5pt" style:font-weight-asian="normal" style:font-size-complex="12pt" style:font-weight-complex="normal"/>
    </style:style>
    <style:style style:name="P35" style:family="paragraph" style:parent-style-name="Standard">
      <style:text-properties style:font-name="Arial1" fo:font-size="12pt" fo:language="pt" fo:country="PT" fo:font-weight="normal" officeooo:rsid="001835e7" officeooo:paragraph-rsid="0043e8ee" style:font-size-asian="10.5pt" style:font-weight-asian="normal" style:font-size-complex="12pt" style:font-weight-complex="normal"/>
    </style:style>
    <style:style style:name="P36" style:family="paragraph" style:parent-style-name="Standard">
      <style:text-properties style:font-name="Arial1" fo:font-size="12pt" fo:language="pt" fo:country="PT" fo:font-weight="normal" officeooo:rsid="001835e7" officeooo:paragraph-rsid="0045d63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1" fo:font-size="12pt" fo:language="pt" fo:country="PT" fo:font-weight="normal" officeooo:rsid="0041d8f4" officeooo:paragraph-rsid="0041d8f4" style:font-size-asian="10.5pt" style:font-weight-asian="normal" style:font-size-complex="12pt" style:font-weight-complex="normal"/>
    </style:style>
    <style:style style:name="P38" style:family="paragraph" style:parent-style-name="Standard">
      <style:text-properties style:font-name="Arial1" fo:font-size="12pt" fo:language="pt" fo:country="PT" fo:font-weight="normal" officeooo:rsid="0041d8f4" officeooo:paragraph-rsid="0043e8ee" style:font-size-asian="10.5pt" style:font-weight-asian="normal" style:font-size-complex="12pt" style:font-weight-complex="normal"/>
    </style:style>
    <style:style style:name="P39" style:family="paragraph" style:parent-style-name="Standard">
      <style:text-properties style:font-name="Arial1" fo:font-size="12pt" fo:language="pt" fo:country="PT" fo:font-weight="normal" officeooo:rsid="001c12ad" officeooo:paragraph-rsid="00402599" style:font-size-asian="10.5pt" style:font-weight-asian="normal" style:font-size-complex="12pt" style:font-weight-complex="normal"/>
    </style:style>
    <style:style style:name="P40" style:family="paragraph" style:parent-style-name="Standard">
      <style:text-properties style:font-name="Arial1" fo:font-size="12pt" fo:language="pt" fo:country="PT" fo:font-weight="normal" officeooo:rsid="001c12ad" officeooo:paragraph-rsid="0041d8f4" style:font-size-asian="10.5pt" style:font-weight-asian="normal" style:font-size-complex="12pt" style:font-weight-complex="normal"/>
    </style:style>
    <style:style style:name="P41" style:family="paragraph" style:parent-style-name="Standard">
      <style:text-properties style:font-name="Arial1" fo:font-size="12pt" fo:language="pt" fo:country="PT" fo:font-weight="normal" officeooo:rsid="001c12ad" officeooo:paragraph-rsid="0011bb1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1" fo:font-size="12pt" fo:language="pt" fo:country="PT" fo:font-weight="normal" officeooo:rsid="001d917e" officeooo:paragraph-rsid="0042b0cd" style:font-size-asian="10.5pt" style:font-weight-asian="normal" style:font-size-complex="12pt" style:font-weight-complex="normal"/>
    </style:style>
    <style:style style:name="P43" style:family="paragraph" style:parent-style-name="Standard">
      <style:paragraph-properties fo:margin-left="0cm" fo:margin-right="0cm" fo:orphans="2" fo:widows="2" fo:text-indent="0cm" style:auto-text-indent="false"/>
      <style:text-properties fo:font-variant="normal" fo:text-transform="none" fo:color="#333333" style:font-name="Lato" fo:font-size="12pt" fo:letter-spacing="normal" fo:font-style="normal" fo:font-weight="bold"/>
    </style:style>
    <style:style style:name="P4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pt" fo:country="PT" fo:font-style="normal" fo:font-weight="normal" officeooo:rsid="00352b0a" officeooo:paragraph-rsid="003c6279"/>
    </style:style>
    <style:style style:name="P45" style:family="paragraph" style:parent-style-name="Standard">
      <style:paragraph-properties fo:margin-left="0cm" fo:margin-right="0cm" fo:orphans="2" fo:widows="2" fo:text-indent="0cm" style:auto-text-indent="false"/>
    </style:style>
    <style:style style:name="P4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154e02" officeooo:paragraph-rsid="0014ba10"/>
    </style:style>
    <style:style style:name="P4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154e02" officeooo:paragraph-rsid="003bf6d5"/>
    </style:style>
    <style:style style:name="P4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45e162" officeooo:paragraph-rsid="0045e162"/>
    </style:style>
    <style:style style:name="P49" style:family="paragraph" style:parent-style-name="Text_20_body">
      <style:text-properties fo:font-variant="normal" fo:text-transform="none" fo:color="#333333" style:font-name="monospace" fo:font-size="12pt" fo:letter-spacing="normal" fo:language="pt" fo:country="PT" fo:font-style="normal" fo:font-weight="normal" officeooo:rsid="002d4c0b" officeooo:paragraph-rsid="002d4c0b"/>
    </style:style>
    <style:style style:name="P5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monospace" fo:font-size="12pt" fo:letter-spacing="normal" fo:font-style="normal" fo:font-weight="normal"/>
    </style:style>
    <style:style style:name="P51" style:family="paragraph" style:parent-style-name="Text_20_body" style:list-style-name="L1">
      <style:paragraph-properties fo:margin-left="0cm" fo:margin-right="0cm" fo:margin-top="0cm" fo:margin-bottom="0.265cm" loext:contextual-spacing="false" fo:orphans="2" fo:widows="2" fo:text-indent="0cm" style:auto-text-indent="false"/>
      <style:text-properties fo:font-variant="normal" fo:text-transform="none" fo:color="#333333" style:font-name="monospace" fo:font-size="12pt" fo:letter-spacing="normal" fo:font-style="normal" fo:font-weight="normal"/>
    </style:style>
    <style:style style:name="P52" style:family="paragraph" style:parent-style-name="Text_20_body">
      <style:paragraph-properties fo:margin-left="0cm" fo:margin-right="0cm" fo:margin-top="0cm" fo:margin-bottom="0.265cm" loext:contextual-spacing="false" fo:orphans="2" fo:widows="2" fo:text-indent="0cm" style:auto-text-indent="false"/>
    </style:style>
    <style:style style:name="P53" style:family="paragraph" style:parent-style-name="Text_20_body" style:list-style-name="L1">
      <style:paragraph-properties fo:margin-left="0cm" fo:margin-right="0cm" fo:margin-top="0cm" fo:margin-bottom="0.265cm" loext:contextual-spacing="false" fo:orphans="2" fo:widows="2" fo:text-indent="0cm" style:auto-text-indent="false"/>
    </style:style>
    <style:style style:name="P54" style:family="paragraph" style:parent-style-name="Text_20_body" style:list-style-name="L1">
      <style:paragraph-properties fo:margin-top="0cm" fo:margin-bottom="0.265cm" loext:contextual-spacing="false" fo:orphans="2" fo:widows="2"/>
    </style:style>
    <style:style style:name="P55"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Titillium Web" fo:font-size="18pt" fo:letter-spacing="normal" fo:font-style="normal" fo:font-weight="bold"/>
    </style:style>
    <style:style style:name="T1" style:family="text">
      <style:text-properties fo:font-variant="normal" fo:text-transform="none" fo:color="#222222" style:font-name="Arial" fo:font-size="12pt" fo:letter-spacing="normal" fo:language="pt" fo:country="PT" fo:font-style="normal" fo:font-weight="normal"/>
    </style:style>
    <style:style style:name="T2" style:family="text">
      <style:text-properties fo:font-variant="normal" fo:text-transform="none" fo:color="#222222" style:font-name="Arial" fo:font-size="12pt" fo:letter-spacing="normal" fo:language="pt" fo:country="PT" fo:font-style="normal" fo:font-weight="normal" officeooo:rsid="0011a9b5"/>
    </style:style>
    <style:style style:name="T3" style:family="text">
      <style:text-properties fo:font-variant="normal" fo:text-transform="none" fo:color="#222222" style:font-name="Arial" fo:font-size="12pt" fo:letter-spacing="normal" fo:language="pt" fo:country="PT" fo:font-style="normal" fo:font-weight="normal" officeooo:rsid="0039c707"/>
    </style:style>
    <style:style style:name="T4" style:family="text">
      <style:text-properties fo:font-variant="normal" fo:text-transform="none" fo:color="#737373" style:font-name="Lato" fo:font-size="9.75pt" fo:letter-spacing="normal" fo:font-style="normal" fo:font-weight="normal"/>
    </style:style>
    <style:style style:name="T5" style:family="text">
      <style:text-properties fo:font-variant="normal" fo:text-transform="none" fo:color="#8b8c2b" style:text-line-through-style="none" style:text-line-through-type="none" style:font-name="Lato" fo:font-size="9.75pt" fo:letter-spacing="normal" fo:font-style="normal" style:text-underline-style="none" fo:font-weight="normal" style:text-blinking="false" fo:background-color="#ffffff" loext:char-shading-value="0"/>
    </style:style>
    <style:style style:name="T6" style:family="text">
      <style:text-properties fo:font-variant="normal" fo:text-transform="none" fo:color="#8b8c2b" style:text-line-through-style="none" style:text-line-through-type="none" style:font-name="monospace"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333333" style:font-name="monospace" fo:font-size="12pt" fo:letter-spacing="normal" fo:font-style="normal" fo:font-weight="bold"/>
    </style:style>
    <style:style style:name="T8" style:family="text">
      <style:text-properties fo:font-variant="normal" fo:text-transform="none" fo:color="#333333" style:font-name="monospace" fo:font-size="12pt" fo:letter-spacing="normal" fo:font-style="normal" fo:font-weight="normal"/>
    </style:style>
    <style:style style:name="T9" style:family="text">
      <style:text-properties officeooo:rsid="00160d36"/>
    </style:style>
    <style:style style:name="T10" style:family="text">
      <style:text-properties officeooo:rsid="001966ec"/>
    </style:style>
    <style:style style:name="T11" style:family="text">
      <style:text-properties officeooo:rsid="001a1f05"/>
    </style:style>
    <style:style style:name="T12" style:family="text">
      <style:text-properties officeooo:rsid="0011a9b5"/>
    </style:style>
    <style:style style:name="T13" style:family="text">
      <style:text-properties officeooo:rsid="001f9f24"/>
    </style:style>
    <style:style style:name="T14" style:family="text">
      <style:text-properties officeooo:rsid="00233600"/>
    </style:style>
    <style:style style:name="T15" style:family="text">
      <style:text-properties officeooo:rsid="0024f806"/>
    </style:style>
    <style:style style:name="T16" style:family="text">
      <style:text-properties officeooo:rsid="0026bbfc"/>
    </style:style>
    <style:style style:name="T17" style:family="text">
      <style:text-properties officeooo:rsid="002f27a4"/>
    </style:style>
    <style:style style:name="T18" style:family="text">
      <style:text-properties officeooo:rsid="002f53ce"/>
    </style:style>
    <style:style style:name="T19" style:family="text">
      <style:text-properties officeooo:rsid="00335e5e"/>
    </style:style>
    <style:style style:name="T20" style:family="text">
      <style:text-properties officeooo:rsid="00352b0a"/>
    </style:style>
    <style:style style:name="T21" style:family="text">
      <style:text-properties officeooo:rsid="0036d913"/>
    </style:style>
    <style:style style:name="T22" style:family="text">
      <style:text-properties officeooo:rsid="00394070"/>
    </style:style>
    <style:style style:name="T23" style:family="text">
      <style:text-properties officeooo:rsid="0039c707"/>
    </style:style>
    <style:style style:name="T24" style:family="text">
      <style:text-properties officeooo:rsid="003bf6d5"/>
    </style:style>
    <style:style style:name="T25" style:family="text">
      <style:text-properties officeooo:rsid="00410237"/>
    </style:style>
    <style:style style:name="T26" style:family="text">
      <style:text-properties officeooo:rsid="00375772"/>
    </style:style>
    <style:style style:name="T27" style:family="text">
      <style:text-properties officeooo:rsid="0041d8f4"/>
    </style:style>
    <style:style style:name="T28" style:family="text">
      <style:text-properties officeooo:rsid="001c12ad"/>
    </style:style>
    <style:style style:name="T29" style:family="text">
      <style:text-properties officeooo:rsid="0042b0cd"/>
    </style:style>
    <style:style style:name="T30" style:family="text">
      <style:text-properties officeooo:rsid="001835e7"/>
    </style:style>
    <style:style style:name="T31" style:family="text">
      <style:text-properties officeooo:rsid="0045d63c"/>
    </style:style>
    <style:style style:name="T32" style:family="text">
      <style:text-properties officeooo:rsid="00513b3f"/>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Resumo</text:p>
      <text:p text:style-name="P1"/>
      <text:p text:style-name="P46"><text:span text:style-name="T24">Este é u</text:span>m <text:span text:style-name="T23">projecto</text:span> de carisma agrícola que pretende dar automatismo à produção de alimentos. <text:s/><text:span text:style-name="T24">Faz o </text:span>cultivo <text:span text:style-name="T24">e</text:span> produz uma mistura de soja com batata doce que em si é um produto nutricional bastante completo, <text:span text:style-name="T24">de forma totalmente ecológica.</text:span></text:p>
      <text:p text:style-name="P48">É um projecto de carisma agrícola que vai dar automatismo à produção de alimentos. <text:s/>Cultiva e produz <text:s/>mistura de soja e batata doce, para fins humanitários</text:p>
      <text:p text:style-name="P47"><text:span text:style-name="T15">Este é</text:span> um <text:span text:style-name="T23">projecto</text:span> de carisma agrícola que pretende dar automatismo à produção de alimentos. <text:span text:style-name="T15">Tem</text:span> como viabilidade o facto de ser uma unidade de produção automatizada sem custos de manutenção após <text:span text:style-name="T23">construída.</text:span> <text:span text:style-name="T15">É </text:span>totalmente ecológica e serve-se dos recursos naturais para funcionar em pleno. Alem de fazer o cultivo, produz uma mistura de soja com batata doce que em si é um produto nutricional bastante completo.</text:p>
      <text:p text:style-name="P43">Sobre a campanha</text:p>
      <text:p text:style-name="P26">Esta campanha é para angariar fundos para a construção d<text:span text:style-name="T11">e um</text:span> protótipo <text:span text:style-name="T9">de cultivo de batata doce e soja. E</text:span>ste completamente funcional, ficará pronto para colocar na rua, a produzir <text:span text:style-name="T23">directamente</text:span> para o consumidor.</text:p>
      <text:p text:style-name="P27">Os consumidores são todas as pessoas que conhecem o valor nutricional deste produto, e serão sensibilizadas com informação na máquina que os lucros vão reverter para ajuda humanitária.</text:p>
      <text:p text:style-name="P27">A venda é directa ao publico através de um terminal automático.</text:p>
      <text:p text:style-name="P27"/>
      <text:p text:style-name="P9">Cada dose <text:span text:style-name="T10">da máquina </text:span>custará 1 euro, sendo que vai produzir mais de 50 doses <text:span text:style-name="T23">diariamente.</text:span></text:p>
      <text:p text:style-name="P11">Com os lucros deste protótipo, pretende-se construir mais máquinas semelhantes.</text:p>
      <text:p text:style-name="P9">Estima-se que em 300 dias se consiga dinheiro suficiente para produzir outra.</text:p>
      <text:p text:style-name="P11">As replicas terão um custo mais reduzido, visto que não se precisa fazer os calculos novamente, são cópias do protótipo.</text:p>
      <text:p text:style-name="P12">Pretende-se que após algumas costru<text:span text:style-name="T23">i</text:span>das a lucrar, se possam levar outras para locais onde são mais necessárias, sem ser preciso pagar.</text:p>
      <text:p text:style-name="P8"><text:span text:style-name="T12">Todo o projecto está online e é constantemente actualizado em </text:span><text:a xlink:type="simple" xlink:href="http://www.missionsave.altervista.org/" text:style-name="Internet_20_link" text:visited-style-name="Visited_20_Internet_20_Link">www.missionsave.altervista.org</text:a><text:span text:style-name="T12">.</text:span></text:p>
      <text:p text:style-name="P8"/>
      <text:p text:style-name="P10"><text:span text:style-name="T13">Esta máquina</text:span> pode ser útil em qualquer parte do mundo, desde para pessoas carenciadas, por qualquer motivo social, até pessoas com poder de compra, para que, com um preço simbólico l<text:span text:style-name="T14">e</text:span>v<text:span text:style-name="T14">e</text:span>-se a fazer da maquina ainda mais auto-suficiente. Espalhadas em sítios estratégicos para que se combata a fome no mundo de forma socialmente global, ou seja,a importância de sermos humanos.</text:p>
      <text:p text:style-name="P28"><text:s/></text:p>
      <text:p text:style-name="P25"/>
      <text:p text:style-name="P10"/>
      <text:p text:style-name="Standard"/>
      <text:p text:style-name="P45"><text:span text:style-name="T4">Descrição sucinta, clara e concreta da campanha. (Mínimo 500 caracteres, Máximo 3000). </text:span><text:a xlink:type="simple" xlink:href="http://ppl.com.pt/recursos#desc" office:target-frame-name="pplhelp" xlink:show="replace" text:style-name="Internet_20_link" text:visited-style-name="Visited_20_Internet_20_Link"><text:span text:style-name="T5">Ajuda</text:span></text:a><text:line-break/><text:span text:style-name="T4">Pode adicionar vídeos adicionais alojados no youtube, escrevendo [YOUTUBE:id], onde id é o código do vídeo (ex.: [YOUTUBE:EUxrXaJIB6w]).</text:span></text:p>
      <text:p text:style-name="P43">Sobre o promotor</text:p>
      <text:p text:style-name="P44">Daniel Santos – Autor do projecto</text:p>
      <text:p text:style-name="P6"><text:soft-page-break/>Te<text:span text:style-name="T31">m</text:span> experiência em desenhos de construções mecânicas, <text:span text:style-name="T20">nomeadamente trabalhou numa industria de veículos pesados com a função de desenho técnico para a preparação de semi-reboques e outro material pesado, o que faz ser credível a realização deste projecto através da sua experiência adquirida nesta e noutras áreas, nomeadamente tem também e</text:span>xperiência <text:span text:style-name="T21">em</text:span> progr<text:span text:style-name="T22">a</text:span>mação informática e administração geral de industria.</text:p>
      <text:p text:style-name="P22"/>
      <text:p text:style-name="P22">Sendo que é também <text:span text:style-name="T23">necessário</text:span> o apoio de especialistas nas <text:span text:style-name="T23">áreas</text:span> de biologia, agricultura e de apoio para o desenho <text:span text:style-name="T23">técnico.</text:span> Além disso domin<text:span text:style-name="T31">a</text:span> as <text:span text:style-name="T23">áreas</text:span> de programação c++, assembler, necessários para programar a <text:span text:style-name="T23">inteligência</text:span> artificial do drone para <text:span text:style-name="T23">funções</text:span> especificas <text:span text:style-name="T23">necessárias</text:span> para a maquina.</text:p>
      <text:p text:style-name="P22"/>
      <text:p text:style-name="P5"><text:span text:style-name="T31">Tem</text:span> varias formações <text:span text:style-name="T16">necessárias ao teor do projecto</text:span>, incluindo técnica em painéis solares <text:span text:style-name="T21">e outras em conformidade com o projecto.</text:span></text:p>
      <text:p text:style-name="P4"/>
      <text:p text:style-name="Standard"/>
      <text:p text:style-name="P43">Orçamento e prazos</text:p>
      <text:p text:style-name="P39">Esta campanha é para suportar parcialmente este projecto.</text:p>
      <text:p text:style-name="P39">No entanto, quando ficar concluída, as recompensas de cartões promocionais só vão ficar disponíveis quando <text:s/>o protótipo estiver na rua.</text:p>
      <text:p text:style-name="P39">Existem outros fundos a ajudarem este projecto.</text:p>
      <text:p text:style-name="P41"/>
      <text:p text:style-name="P29">Cada dose da máquina custará 1 euro.</text:p>
      <text:p text:style-name="P24">A maquina faz a venda directamente ao publico por meio de um terminal automático <text:span text:style-name="T32">embutido </text:span>na própria, com pagamento por multibanco e reconhecimento de cartões promocionais. <text:span text:style-name="T32">O terminal multibanco será negociado com o banco.</text:span></text:p>
      <text:p text:style-name="P23"/>
      <text:p text:style-name="P40">Custos:</text:p>
      <text:p text:style-name="P40"/>
      <text:p text:style-name="P32">2000€ →<text:span text:style-name="T27"> </text:span>estrutura</text:p>
      <text:p text:style-name="P33"><text:span text:style-name="T25">1500€ → </text:span>montagem da cablagem com os <text:span text:style-name="T26">respectivos</text:span> leds e o sistema controlador, este que vai ser depois controlado pelo sistema de GPS que controla o posicionamento dos painéis solares.</text:p>
      <text:p text:style-name="P37">2000€ → D<text:span text:style-name="T28">rone preparado para fazer o cultivo da batata doce e soja, tendo em conta todos os movimentos necessários também para a área de cozimento da batata doce com soja.</text:span></text:p>
      <text:p text:style-name="P42"><text:span text:style-name="T29">1500€ → S</text:span>istema que vai fazer o batido de batata doce, <text:span text:style-name="T26">respectivamente</text:span> o local onde vão <text:span text:style-name="T30">ser demolhadas e preparadas, a panela e o sistema de auto-lavagem.</text:span></text:p>
      <text:p text:style-name="P34">5000€ → Painéis solares</text:p>
      <text:p text:style-name="P35">2000€ → Acrílicos.</text:p>
      <text:p text:style-name="P38"/>
      <text:p text:style-name="P30">Taxas de 5% da PPL, mais IVA</text:p>
      <text:p text:style-name="P38"/>
      <text:p text:style-name="P36">Todo o protótipo demorará aproximadamente 20 meses <text:span text:style-name="T31">a ser </text:span>construído. </text:p>
      <text:p text:style-name="P2"/>
      <text:p text:style-name="P43">Plano de divulgação</text:p>
      <text:p text:style-name="P3"><text:span text:style-name="T2">Todo o </text:span><text:span text:style-name="T3">projecto</text:span><text:span text:style-name="T2"> está online e é constantemente </text:span><text:span text:style-name="T3">actualizado</text:span><text:span text:style-name="T2"> em </text:span><text:a xlink:type="simple" xlink:href="http://www.missionsave.altervista.org/" text:style-name="Internet_20_link" text:visited-style-name="Visited_20_Internet_20_Link">www.missionsave.altervista.org</text:a><text:span text:style-name="T2">.</text:span></text:p>
      <text:p text:style-name="P5">Grande parte da divulgação será feita com a presença da máquina onde for colocada.</text:p>
      <text:p text:style-name="Standard"/>
      <text:p text:style-name="Standard"/>
      <text:p text:style-name="Standard"/>
      <text:p text:style-name="Standard"><text:soft-page-break/></text:p>
      <text:p text:style-name="Standard"/>
      <text:p text:style-name="P1">http://ppl.com.pt/pt/user/project/add</text:p>
      <text:p text:style-name="P7">Recompensas</text:p>
      <text:p text:style-name="P7"/>
      <text:p text:style-name="P31"><text:span text:style-name="T2">1</text:span><text:span text:style-name="T1">0€</text:span></text:p>
      <text:p text:style-name="P14">agradecimento e nome na lista de apoiantes na página do projecto.</text:p>
      <text:p text:style-name="P13"/>
      <text:p text:style-name="P21">50€</text:p>
      <text:p text:style-name="P18">t-shirt do projecto + agradecimento e nome na lista de apoios na página do projecto.</text:p>
      <text:p text:style-name="P13"/>
      <text:p text:style-name="P13">1<text:span text:style-name="T19">5</text:span>0€</text:p>
      <text:p text:style-name="P19">Cartão promocional com direito a 100 doses <text:span text:style-name="T19">da maquina + </text:span>t-shirt do projecto + agradecimento e nome na lista de apoios na página do projecto.</text:p>
      <text:p text:style-name="P15"/>
      <text:p text:style-name="P15"><text:span text:style-name="T19">3</text:span>0<text:span text:style-name="T17">0</text:span>€</text:p>
      <text:p text:style-name="P19">Cartão promocional com direito a <text:span text:style-name="T19">2</text:span>00 doses <text:span text:style-name="T19">da maquina + </text:span>t-shirt do projecto + agradecimento e nome na lista de apoios na página do projecto.</text:p>
      <text:p text:style-name="P15"/>
      <text:p text:style-name="P15"><text:span text:style-name="T19">10</text:span>0<text:span text:style-name="T17">0</text:span>€</text:p>
      <text:p text:style-name="P19">Cartão promocional com direito a <text:span text:style-name="T19">1000</text:span> doses <text:span text:style-name="T19">da maquina + </text:span>t-shirt do projecto + agradecimento e nome na lista de apoios na página do projecto.</text:p>
      <text:p text:style-name="P7"/>
      <text:p text:style-name="P7"/>
      <text:p text:style-name="P16">O leitor de impressão digital, tem também a funcionalidade de ler cartoes enumerados por nós criados, facilitando assim códigos promocionais.</text:p>
      <text:p text:style-name="P16"/>
      <text:p text:style-name="P20">Maquinas humanitárias:</text:p>
      <text:p text:style-name="P17">As maquinas em <text:span text:style-name="T24">sítios</text:span> remotos, não contêm pagamento por multibanco, só <text:span text:style-name="T18">vão ter </text:span>as leituras de impressão digital para controlar a quantidade de doses por pessoa.</text:p>
      <text:p text:style-name="P17"/>
      <text:p text:style-name="P20">Maquinas lucrativas:</text:p>
      <text:p text:style-name="P17">As maquinas que vão lucrar em <text:span text:style-name="T24">sítios</text:span> urbanos contêm pagamento por visa debit. Contêm também leitor de cartões enumerados.</text:p>
      <text:p text:style-name="P17"/>
      <text:p text:style-name="P17"/>
      <text:p text:style-name="P17">cartoes promocionais com <text:span text:style-name="T17">n</text:span> doses que se vao descontando enquanto se vai consumindo.</text:p>
      <text:p text:style-name="P17"/>
      <text:p text:style-name="P17"/>
      <text:p text:style-name="P49">Entre</text:p>
      <text:p text:style-name="P52"><text:span text:style-name="Strong_20_Emphasis"><text:span text:style-name="T7">Orange Bird Lda</text:span></text:span><text:span text:style-name="T8">, pessoa colectiva número n.º 509892116, com sede em Lisboa, rua Mateus Vicente 3 – 7 Esq, 1500-445 Lisboa, Portugal</text:span></text:p>
      <text:p text:style-name="P50">E</text:p>
      <text:p text:style-name="P52"><text:span text:style-name="Strong_20_Emphasis"><text:span text:style-name="T7">Daniel Eduardo Chanfana Barbara Santos</text:span></text:span><text:span text:style-name="T8">, portador do número de contribuinte 212739085, residente em Rua Elisa Laureano Santos, n8, 2040-180 Rio Maior, Portugal</text:span></text:p>
      <text:p text:style-name="P50"><text:soft-page-break/>É celebrado contrato de prestação de serviços, realizado nos termos do Decreto-Lei n.º 102/2015, de 24 de Agosto, para a campanha a seguir identificada. As partes comprometem-se a ler e a cumprir os termos e condições abaixo enumerados.</text:p>
      <text:h text:style-name="P55" text:outline-level="3">Características da campanha</text:h>
      <text:p text:style-name="P50">Nome da campanha: Unidade de produção de batido de batata doce com edamame<text:line-break/>URL da campanha: http://ppl.com.pt/node/327477<text:line-break/>Montante a angariar: 5000 EUR<text:line-break/>Data limite do prazo da campanha: 28/12/2016 - 18:00<text:line-break/>Modelo de crowdfunding a utilizar: Financiamento colaborativo com recompensa<text:line-break/>Contrapartidas:<text:line-break/>10 EUR: Gratidão Agradecimento no facebook 30 EUR: t-shirt do projecto envio com portes incluídos para Portugal + agradecimento e nome na lista de apoios na página do projecto. 150 EUR: Cartão promocional com direito a 100 doses da maquina + t-shirt do projecto envio com portes incluídos para Portugal + agradecimento e nome na lista de apoios na página do projecto. 300 EUR: Cartão promocional com direito a 200 doses da maquina + t-shirt do projecto envio com portes incluidos + agradecimento e nome na lista de apoios na página do projecto. 1000 EUR: Cartão promocional com direito a 1000 doses da maquina + t-shirt do projecto envio com portes incluidos + agradecimento e nome na lista de apoios na página do projecto.</text:p>
      <text:h text:style-name="P55" text:outline-level="3">Termos e Condições</text:h>
      <text:section text:style-name="Sect1" text:name="node-54">
        <text:list xml:id="list5225116883952241476" text:style-name="L1">
          <text:list-item>
            <text:p text:style-name="P53"><text:span text:style-name="Strong_20_Emphasis"><text:span text:style-name="T7">OBJECTO E ÂMBITO</text:span></text:span></text:p>
            <text:p text:style-name="P53"><text:span text:style-name="T8">1.1. Os presentes termos e condições ("Condições") estabelecem as regras para o acesso e utilização do sítio de internet do PPL </text:span><text:a xlink:type="simple" xlink:href="http://www.ppl.com.pt/" text:style-name="Internet_20_link" text:visited-style-name="Visited_20_Internet_20_Link"><text:span text:style-name="T6">www.ppl.com.pt</text:span></text:a><text:span text:style-name="T8"> ou </text:span><text:a xlink:type="simple" xlink:href="http://www.ppl.pt/" office:target-frame-name="_blank" xlink:show="new" text:style-name="Internet_20_link" text:visited-style-name="Visited_20_Internet_20_Link"><text:span text:style-name="T6">www.ppl.pt</text:span></text:a><text:span text:style-name="T8">("Website" ou "PPL"), pelo que a utilização deste pressupõe a sua total aceitação e cumprimento.<text:line-break/>1.2. O Website é propriedade da Orange Bird Lda. ("Orange Bird"), titular do número único de pessoa colectiva 509 892 116.<text:line-break/>1.3. A Orange Bird reserva-se o direito de alterar, aditar ou suprimir as Condições, com um aviso prévio mínimo de 10 dias, </text:span><text:soft-page-break/><text:span text:style-name="T8">produzindo as referidas alterações os seus efeitos, após a disponibilização das mesmas no Website.</text:span></text:p>
          </text:list-item>
          <text:list-item>
            <text:p text:style-name="P54"><text:span text:style-name="Strong_20_Emphasis"><text:span text:style-name="T7">CONDIÇÕES GERAIS</text:span></text:span></text:p>
            <text:p text:style-name="P51">2.1. O Website tem como objectivo servir de intermediário entre os utilizadores registados que desejem promover os seus projectos ("Promotores") e os utilizadores registados que desejam apoiar os Promotores e os seus respectivos projectos, mediante um contributo monetário voluntário ("Apoiantes").<text:line-break/>2.2. Os utilizadores, quer Promotores quer Apoiantes, ao utilizarem o Website fazem-no por sua conta e risco e obrigam-se, designadamente, a:<text:line-break/>a) Respeitar os direitos de autor e de propriedade intelectual da Orange Bird;<text:line-break/>b) Respeitar os direitos de autor e de propriedade intelectual dos Promotores;<text:line-break/>c) Fazer uma correcta e adequada utilização do Website e dos seus conteúdos, de acordo com as Condições que declara expressamente ter lido, compreendido e aceitado na íntegra, antes de utilizar o Website;<text:line-break/>d) Não modificar o software do Website, designadamente com o objectivo de obter acesso não autorizado a quaisquer dos seus conteúdos.<text:line-break/>2.3. Qualquer pessoa, desde que concorde com as presentes Condições pode aceder ao Website, ressalvando-se, desde já, que a publicação de projectos apenas é acessível a maiores de 18 anos.<text:line-break/>2.4. Os Conteúdos dos Promotores e os sítios electrónicos eventualmente redireccionados pelo Website (através de hiperligações ("Links") pertencem, estão licenciados e/ou são disponibilizados, de forma autorizada, pela Orange Bird.<text:line-break/>2.5. Os utilizadores do Website, ao aceder a sítios electrónicos de terceiros através de hiperligações disponibilizadas no Website, fazem-no por sua própria conta e risco, não podendo ser imputada qualquer responsabilidade à Orange Bird, no que respeita a danos que os utilizadores venham a sofrer, designadamente devido a anomalias, designadamente vírus, causados pelo acesso aos mesmos.</text:p>
          </text:list-item>
          <text:list-item>
            <text:p text:style-name="P54"><text:span text:style-name="Strong_20_Emphasis"><text:span text:style-name="T7">CONTEÚDOS</text:span></text:span></text:p>
            <text:p text:style-name="P53"><text:soft-page-break/><text:span text:style-name="Strong_20_Emphasis"><text:span text:style-name="T7">Conteúdos dos Projectos</text:span></text:span></text:p>
            <text:p text:style-name="P51">3.1. Os conteúdos dos projectos divulgados no Website são da exclusiva responsabilidade dos seus Promotores, pelo que qualquer informação, dados, textos, software, música, sons, fotografia, gráficos, vídeos, imagens ou outros materiais publicados pelos Promotores são da sua responsabilidade exclusiva.<text:line-break/>3.2. Ao disponibilizar os conteúdos dos projectos no Website, os Promotores autorizam a Orange Bird a divulgá-los, reproduzi-los, usá-los e copiá-los para efeitos de angariação de Apoiantes, bem como para efeitos de divulgação do Website e da actividade desenvolvida pela Orange Bird.</text:p>
            <text:p text:style-name="P53"><text:span text:style-name="Strong_20_Emphasis"><text:span text:style-name="T7">Conteúdos Proibidos</text:span></text:span></text:p>
            <text:p text:style-name="P51">3.3. A Orange Bird reserva-se o direito de não disponibilizar no Website quaisquer projectos de conteúdo racista, discriminatório, violento ou que apresente linguagem ofensiva, obscena ou difamatória.<text:line-break/>3.4. Não serão igualmente admissíveis quaisquer Projectos que disponibilizem conteúdos que infrinjam qualquer registo ou direito de Propriedade Industrial (e.g. de patente, de marca), segredo industrial, ou qualquer outro tipo de registo ou direito de Propriedade Intelectual de qualquer pessoa, entidade ou instituição; reservando-se a Orange Bird o direito de bloquear qualquer conteúdo ou eliminar quaisquer projectos, sem necessidade de aviso prévio e sem que desse cancelamento haja lugar ao pagamento de qualquer indemnização ou compensação, cujos conteúdos atentem contra os direitos de propriedade industrial e intelectual de quaisquer terceiros ou cujos promotores prestem falsas declarações ou tentem induzir o público em erro, de forma deliberada e/ou com informações incorrectas.<text:line-break/>3.5. Apesar de a Orange Bird advertir da não admissibilidade dos conteúdos referidos nos pontos 3.3. e 3.4 supra, em caso de algum Promotor ou Apoiante lograr aduzir conteúdos não admissíveis, a responsabilidade por tais conteúdos será da exclusiva responsabilidade de tal Promotor ou Apoiante, estando excluída qualquer responsabilidade da Orange Bird. Assim, a Orange Bird rejeita toda e qualquer responsabilidade por tais conteúdos, podendo, todavia, mediante queixa ou denúncia <text:soft-page-break/>fundada, bloquear ou retirar tais conteúdos, aplicando-se o referido em 3.4.</text:p>
            <text:p text:style-name="P53"><text:span text:style-name="Strong_20_Emphasis"><text:span text:style-name="T7">Conteúdos do Website</text:span></text:span></text:p>
            <text:p text:style-name="P51">3.5. A Orange Bird autoriza os utilizadores do Website a aceder e utilizar os Conteúdos deste, para fins exclusivamente pessoais, bem como os autoriza a criar links para o Website, porquanto aqueles links dêem origem à abertura de uma nova janela do browser, através da qual a ligação ao Website seja indicada, explicitamente, evitando, desta forma, a confusão entre o Website e os sítios electrónicos dos utilizadores.<text:line-break/>3.6. A reprodução, transferência, distribuição ou armazenamento dos Conteúdos, pelos utilizadores, para quaisquer fins que não sejam estritamente pessoais, nomeadamente comerciais, sem a autorização prévia escrita da Orange Bird e/ou dos Promotores, encontra-se expressamente proibida.<text:line-break/>3.7. Encontra-se estritamente proibida qualquer modificação, cópia, distribuição, transmissão, publicação, licença ou criação de novos conteúdos, que integrem, parcial ou totalmente os Conteúdos do Website, sem autorização prévia escrita da Orange Bird e, no que respeita a conteúdos dos projectos, sem a autorização prévia e escrita dos Promotores.<text:line-break/>3.8. Ressalva-se a possibilidade de a Orange Bird, a qualquer momento e sem necessidade de aviso prévio, vir a alterar, suspender ou descontinuar quaisquer Conteúdos, designadamente projectos divulgados no Website, sem que dessa modificação decorra qualquer obrigação de indemnizar quaisquer terceiros, sem prejuízo do reembolso das quantias previamente disponibilizadas pelos Apoiantes de um projecto descontinuado por iniciativa da Orange Bird, caso a mesma conclua que exista qualquer material em incumprimento face aos actuais Termos e Condições de Utilização.</text:p>
          </text:list-item>
          <text:list-item>
            <text:p text:style-name="P54"><text:span text:style-name="Strong_20_Emphasis"><text:span text:style-name="T7">DIREITOS DE PROPRIEDADE INTELECTUAL</text:span></text:span></text:p>
            <text:p text:style-name="P51">4.1. Todos os direitos de autor e direitos conexos relativos aos Conteúdos do Website pertencem ou estão licenciados à Orange Bird.<text:line-break/>4.2. A reprodução ou representação de todo ou parte de quaisquer denominações sociais, marcas, ou outros sinais distintivos reproduzidos no Website, protegidos nos termos das disposições <text:soft-page-break/>legais, nomeadamente das aplicáveis à propriedade industrial, é estritamente proibida e deve ser objecto de uma autorização escrita prévia da Orange Bird ou do titular do registo da marca, ou outro sinal distintivo ou denominação social, exibido no Website.</text:p>
          </text:list-item>
          <text:list-item>
            <text:p text:style-name="P54"><text:span text:style-name="Strong_20_Emphasis"><text:span text:style-name="T7">REGISTO PRÉVIO DO UTILIZADOR</text:span></text:span></text:p>
            <text:p text:style-name="P53"><text:span text:style-name="Strong_20_Emphasis"><text:span text:style-name="T7">Dados pessoais</text:span></text:span></text:p>
            <text:p text:style-name="P51">5.1. Como condição para utilização das funcionalidades Criar um Projecto e Apoiar Projectos, será solicitado aos utilizadores o seu registo prévio no Website, bem como a introdução dos seus dados de identificação (nome de utilizador, email, password e eventuais informações adicionais), através da funcionalidade “Criar conta de utilizador”.<text:line-break/>5.2. O não preenchimento dos campos obrigatórios (devidamente assinalados) implica a invalidação do registo, obrigatório para aceder às acima funcionalidades. A omissão ou inexactidão dos dados fornecidos pelos utilizadores são da sua única e inteira responsabilidade.<text:line-break/>5.3. O registo prévio dos utilizadores no Website, bem como a utilização deste obedece ao disposto na Política de Privacidade prevista no número seguinte, obrigando-se a Orange Bird a salvaguardar a privacidade online dos utilizadores, nos termos e condições daquela política que faz parte integrante das Condições.</text:p>
          </text:list-item>
          <text:list-item>
            <text:p text:style-name="P54"><text:span text:style-name="Strong_20_Emphasis"><text:span text:style-name="T7">RESPONSABILIDADE</text:span></text:span></text:p>
            <text:p text:style-name="P53"><text:span text:style-name="Strong_20_Emphasis"><text:span text:style-name="T7">Relação com os Promotores e/ou Apoiantes</text:span></text:span></text:p>
            <text:p text:style-name="P51">6.1. A Orange Bird, na qualidade proprietária e responsável pela gestão e manutenção do Website, funcionará em todas e quaisquer circunstâncias como um mero intermediário entre os Apoiantes e os Promotores, não garantindo o sucesso dos projectos disponibilizados e apoiados através do Website, nem detendo quaisquer poderes para representar, quer os Apoiantes quer os Promotores.<text:line-break/>6.2. Nenhuma responsabilidade poderá ser imputada à Orange Bird, no que respeita às relações que se venham a estabelecer entre Apoiantes e Promotores, designadamente por quaisquer danos ou prejuízos causados.<text:line-break/><text:soft-page-break/>6.3. Os Promotores serão exclusivamente responsáveis pela execução dos projectos que apresentem, bem como pelo cumprimento e entrega das respectivas recompensas, não garantindo, por qualquer forma, a Orange Bird o sucesso dos mesmos.</text:p>
            <text:p text:style-name="P53"><text:span text:style-name="Strong_20_Emphasis"><text:span text:style-name="T7">Sistemas de Pagamentos</text:span></text:span><text:span text:style-name="T8"><text:line-break/>6.4. Todos os apoios aos projectos do Website podem ser concedidos aos Promotores através de sistemas de pagamento de entidades terceiras, pelo que a utilização destes sistemas pressupõe o conhecimento e a aceitação dos termos e condições daqueles serviços, os quais poderão ser consultados nos respectivos sites.<text:line-break/>6.5. A concessão de qualquer apoio e/ou a sua eventuais devolução ficarão sujeitas às taxas em vigor praticadas pelos parceiros de pagamento, relativamente às quais a Orange Bird é inteiramente alheia.<text:line-break/>6.6. Em circunstância alguma poderá ser imputada qualquer responsabilidade à Orange Bird por anomalias ou mau funcionamento de qualquer sistema de pagamento cujo correcto funcionamento são da responsabilidade de entidades terceiras.<text:line-break/>6.7. A Orange Bird, na qualidade de mero intermediário entre os Apoiantes e os Promotores e de acordo com as regras de funcionamento do modelo de Crowdfunding em vigor (em que o promotor recebe o financiamento apenas se atingir pelo menos 100% do valor pretendido dentro do prazo estabelecido) fará a custódia do investimento do Apoiante, disponibilizando o saldo na sua conta PPL ou em projecto a que este tenha alocado o seu apoio. O valor investido pelo Apoiante, em momento algum será alvo de especulação financeira e encontrar-se-á sempre disponível para eventual disponibilização ao Apoiante em conta bancária a designar, assim seja comunicado e confirmado pelo próprio Apoiante e a Orange Bird.</text:span></text:p>
            <text:p text:style-name="P53"><text:span text:style-name="Strong_20_Emphasis"><text:span text:style-name="T7">Apoiantes e Promotores de Projectos</text:span></text:span><text:span text:style-name="T8"><text:line-break/>6.8. Os Apoiantes de projectos são livres para apoiarem qualquer projecto em qualquer montante. Não existe um valor mínimo ou valor máximo de investimento. A origem e responsabilidade do valor investido é da total responsabilidade do próprio apoiante.<text:line-break/>6.9. Os Promotores de projectos poderão apoiar o seu próprio projecto, não ultrapassando um valor de 20% do financiamento solicitado. Poderão fazê-lo em nome de outros investidores que </text:span><text:soft-page-break/><text:span text:style-name="T8">não estejam, não consigam ou não queiram estar registados no PPL, mas para o efeito deverão identificar o Apoiante de origem.<text:line-break/>6.10. Os Promotores de um projecto cujo financiamento tenha sido obtido ou ultrapassado comprometem-se a cumprir as suas obrigações, nomeadamente o dever de manter actualizados os Apoiantes do projecto bem como entregar dentro do prazo estipulado todas as recompensas prometidas.<text:line-break/>6.11. O financiamento de uma campanha está sujeito a um limite máximo de angariação que não pode exceder 10 (dez) vezes o valor global da atividade a financiar.<text:line-break/>6.12 Os Promotores de projectos comprometem-se a disponibilizar a oferta numa única plataforma de financiamento colaborativo.<text:line-break/>6.13 Os Promotores comprometem-se a pagar à Orange Bird Lda uma comissão de 5% sobre o montante angariado, desde que a campanha tenha atingido pelo menos 100% do montante solicitado ou desde que os apoios tenham sido doados incondicionalmente pelos apoiantes. Ao valor da comissão acresce a taxa de IVA em vigor.</text:span></text:p>
          </text:list-item>
          <text:list-item>
            <text:p text:style-name="P54"><text:span text:style-name="Strong_20_Emphasis"><text:span text:style-name="T7">POLÍTICA DE PRIVACIDADE</text:span></text:span></text:p>
            <text:p text:style-name="P51">7.1. A Orange Bird respeita o direito à vida privada dos utilizadores do Website e declara que cumpre todas as disposições legais aplicáveis à protecção e privacidade dos dados pessoais destes, designadamente as disposições constantes da Lei n.º 67/98 de 26 de Outubro (“Lei de Protecção de Dados”).</text:p>
            <text:p text:style-name="P53"><text:span text:style-name="Strong_20_Emphasis"><text:span text:style-name="T7">Conta de utilizador</text:span></text:span></text:p>
            <text:p text:style-name="P53"><text:span text:style-name="T8">7.2. A Orange Bird informa os utilizadores que os dados pessoais facultados através do Website, nomeadamente através do registo na funcionalidade "Criar conta de utilizador", serão tratados informaticamente e constituirão um ficheiro informatizado de dados de carácter pessoal, propriedade da Orange Bird, encontrando-se este tratamento de dados devidamente legalizado junto da Comissão Nacional de Protecção de Dados.<text:line-break/>7.3 Os dados pessoais recolhidos pela Orange Bird através do Website serão utilizados para efeitos de criação de um ficheiro de utilizadores autorizados do Website, bem como para efeitos de gestão da relação da Orange Bird com os Promotores e Apoiantes, podendo estes dados ser utilizados para efeitos de divulgação das actividades desenvolvidas pela Orange Bird, Promotores e parceiros comerciais, de acordo com a legislação aplicável.<text:line-break/></text:span><text:soft-page-break/><text:span text:style-name="T8">7.4 Todos os utilizadores do Website que se pretendam registar para aceder à funcionalidade Criar conta de utilizador, devem declarar e garantir, através do preenchimento dos respectivos campos que:<text:line-break/>a) Leram, compreenderam e aceitam na íntegra a presente política de privacidade, consentindo expressamente no tratamento informático dos seus dados pessoais pela Orange Bird, para os fins atrás referidos, consentindo na cedência dos mesmos aos Promotores para efeitos da concessão de apoio aos seus projectos e atribuição das respectivas recompensas;<text:line-break/>b) Reconhecem expressamente que qualquer sítio electrónico está vulnerável a intromissões de terceiros não autorizados; que as informações que circulam na Internet não estão protegidas contra eventuais vírus e que qualquer pessoa é susceptível de criar uma ligação com acesso ao Website e/ou a elementos lá contidos, aceitando correr os riscos inerentes;<text:line-break/>c) Aceitam os riscos inerentes à sua actividade como internauta, nomeadamente o risco de eventual transferência de dados em aberto.<text:line-break/>7.5. A área de registo da funcionalidade Criar conta de utilizador dispõe de um espaço reservado à manifestação expressa da vontade dos utilizadores que desejem receber informações acerca da actividade da Orange Bird, dos projectos apoiados ou apoiar.<text:line-break/>7.6. Qualquer utilizador poderá aceder, gratuitamente e a todo o tempo, aos dados pessoais, por si, facultados à Orange Bird, bem como exercer os seus direitos de rectificação, modificação ou cancelamento daqueles dados, através do Website ou mediante solicitação escrita dirigida para o endereço electrónico </text:span><text:a xlink:type="simple" xlink:href="mailto:info@ppl.com.pt" text:style-name="Internet_20_link" text:visited-style-name="Visited_20_Internet_20_Link"><text:span text:style-name="T6">info@ppl.com.pt</text:span></text:a><text:span text:style-name="T8"><text:line-break/>7.7. A transmissão de dados pessoais por menores de 18 anos deve ser feita com o consentimento prévio dos respectivos representantes legais que podem exercer os direitos indicados no parágrafo anterior.<text:line-break/>7.8. A Orange Bird fará os melhores esforços no sentido de garantir e manter em funcionamento todos os meios técnicos ao seu dispor para evitar a perda, má utilização, alteração, acesso não autorizado e apropriação indevida dos dados pessoais que lhe sejam facultados pelos utilizadores, sem prejuízo da falibilidade das medidas de segurança da internet.<text:line-break/></text:span><text:soft-page-break/><text:span text:style-name="T8">7.9. A Orange Bird não poderá ser responsabilizada por danos sofridos pelos utilizadores e provocados ou não por terceiros, através do acesso ilegítimo a dados transmitidos por aqueles utilizadores através do Website.</text:span></text:p>
            <text:p text:style-name="P53"><text:span text:style-name="Strong_20_Emphasis"><text:span text:style-name="T7">Cookies</text:span></text:span></text:p>
            <text:p text:style-name="P51">7.10. Sem prejuízo das informações e dados recolhidos através da funcionalidade Criar Conta de Utilizador a Orange Bird procederá, adicionalmente, à recolha de informação anónima através do Website, designadamente informações relativas ao tipo de browser utilizado, sistemas operativos e data e hora de acesso ao website, recorrendo, para tanto a tecnologias de controlo (cookies) para reunir essa informação que consistirá, designadamente, no número de utilizadores únicos por dia, número de utilizadores recorrentes do Website, número e URL de páginas visitadas por cada utilizador e outras informações relativas à navegação no Website para fins estatísticos.<text:line-break/>7.11. A informação anónima recolhida pela Orange Bird nos termos atrás expostos destina-se exclusivamente a ser processada para ajudar a melhorar o conteúdo e funcionamento do Website, não havendo lugar à recolha de quaisquer dados pessoais dos utilizadores, para além daqueles que por estes sejam fornecidos de forma livre e consciente, nos termos da Política de Privacidade da Orange Bird.<text:line-break/>7.12. A Orange Bird poderá, em qualquer altura e sem necessidade de aviso prévio, alterar a presente política de privacidade, designadamente em virtude de necessidade da sua adaptação a eventuais alterações legislativas ou a recomendações da Comissão Nacional de Protecção de Dados.</text:p>
          </text:list-item>
          <text:list-item>
            <text:p text:style-name="P54"><text:span text:style-name="Strong_20_Emphasis"><text:span text:style-name="T7">DISPOSIÇÕES FINAIS</text:span></text:span></text:p>
            <text:p text:style-name="P51">8.1. Caso alguma das disposições das presentes Condições seja declarada nula, ineficaz, ou venha a ser anulada, tal não afectará a validade ou eficácia do restante clausulado, o qual se manterá plenamente em vigor.<text:line-break/>8.2. A todas as questões reguladas pelas presentes condições é aplicável a Lei Portuguesa, sendo que em caso de litígio derivado da interpretação ou aplicação das mesmas, será competente para dirimi-lo o Tribunal da Comarca de Lisboa, com expressa renúncia a qualquer outro.</text:p>
          </text:list-item>
        </text:list>
      </text:section>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Trebuchet MS', 'Lucida Grande', 'Lucida Sans Unicode', Verdana, sans-serif"/>
    <style:font-face style:name="Titillium Web" svg:font-family="'Titillium Web', 'Trebuchet MS', 'Lucida Grande', 'Lucida Sans Unicode', Verdana, sans-serif"/>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FZSongS-Extended"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FZSongS-Extended"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3:35:55.026673072</meta:creation-date>
    <dc:date>2016-10-28T21:36:15.718750068</dc:date>
    <meta:editing-duration>P1DT9H9M36S</meta:editing-duration>
    <meta:editing-cycles>43</meta:editing-cycles>
    <meta:generator>LibreOffice/5.1.4.2$Linux_X86_64 LibreOffice_project/10m0$Build-2</meta:generator>
    <meta:document-statistic meta:table-count="0" meta:image-count="0" meta:object-count="0" meta:page-count="13" meta:paragraph-count="95" meta:word-count="3700" meta:character-count="24596" meta:non-whitespace-character-count="20990"/>
  </office:meta>
</office:document-meta>
</file>